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7"/>
    <style:style style:name="P7" style:family="paragraph" style:parent-style-name="Text_20_body" style:list-style-name="L6">
      <style:text-properties style:font-name="新宋体" fo:font-size="14pt" style:font-name-asian="新宋体" style:font-size-asian="14pt" style:font-size-complex="14pt"/>
    </style:style>
    <style:style style:name="T1" style:family="text">
      <style:text-properties style:font-name="新宋体" style:font-name-asian="新宋体"/>
    </style:style>
    <style:style style:name="T2" style:family="text">
      <style:text-properties style:font-name="新宋体" fo:font-size="5.5pt" style:font-name-asian="新宋体" style:font-size-asian="5.5pt" style:font-size-complex="5.5pt"/>
    </style:style>
    <style:style style:name="T3" style:family="text">
      <style:text-properties style:font-name="新宋体" fo:font-size="14pt" style:font-name-asian="新宋体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3">执行 </text:span><text:span text:style-name="Source_20_Text"><text:span text:style-name="T3">git lfs install</text:span></text:span><text:span text:style-name="T3"> 开启lfs功能 </text:span></text:p>
        </text:list-item>
      </text:list>
      <text:list text:style-name="L2">
        <text:list-item>
          <text:p text:style-name="P2"><text:span text:style-name="T3">使用 </text:span><text:span text:style-name="Source_20_Text"><text:span text:style-name="T3">git lfs track</text:span></text:span><text:span text:style-name="T3"> 命令进行大文件追踪 例如</text:span><text:span text:style-name="Source_20_Text"><text:span text:style-name="T3">git lfs track "*.png"</text:span></text:span><text:span text:style-name="T3"> 追踪所有后缀为png的文件 </text:span></text:p>
        </text:list-item>
      </text:list>
      <text:list text:style-name="L3">
        <text:list-item>
          <text:p text:style-name="P3"><text:span text:style-name="T3">使用 </text:span><text:span text:style-name="Source_20_Text"><text:span text:style-name="T3">git lfs track</text:span></text:span><text:span text:style-name="T3"> 查看现有的文件追踪模式 </text:span></text:p>
        </text:list-item>
      </text:list>
      <text:list text:style-name="L4">
        <text:list-item>
          <text:p text:style-name="P4"><text:span text:style-name="T3">提交代码需要将</text:span><text:span text:style-name="Source_20_Text"><text:span text:style-name="T3">gitattributes</text:span></text:span><text:span text:style-name="T3">文件提交至仓库. 它保存了文件的追踪记录 </text:span></text:p>
        </text:list-item>
      </text:list>
      <text:list text:style-name="L5">
        <text:list-item>
          <text:p text:style-name="P5"><text:span text:style-name="T3">提交后运行</text:span><text:span text:style-name="Source_20_Text"><text:span text:style-name="T3">git lfs ls-files</text:span></text:span><text:span text:style-name="T3"> 可以显示当前跟踪的文件列表 </text:span></text:p>
        </text:list-item>
      </text:list>
      <text:list text:style-name="L6">
        <text:list-item>
          <text:p text:style-name="P7">将代码 push 到远程仓库后，LFS 跟踪的文件会以『Git LFS』的形式显示: </text:p>
        </text:list-item>
      </text:list>
      <text:list text:style-name="L7">
        <text:list-item>
          <text:p text:style-name="P6"><text:span text:style-name="T3">clone 时 使用git clone 或 </text:span><text:span text:style-name="Source_20_Text"><text:span text:style-name="T3">git lfs clone</text:span></text:span><text:span text:style-name="T3">均可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8T20:02:17.924000000</meta:creation-date>
    <dc:date>2022-09-28T20:03:42.940000000</dc:date>
    <meta:editing-duration>PT1M25S</meta:editing-duration>
    <meta:editing-cycles>1</meta:editing-cycles>
    <meta:document-statistic meta:table-count="0" meta:image-count="0" meta:object-count="0" meta:page-count="1" meta:paragraph-count="7" meta:word-count="153" meta:character-count="285" meta:non-whitespace-character-count="247"/>
    <meta:generator>LibreOffice/7.4.0.3$Windows_X86_64 LibreOffice_project/f85e47c08ddd19c015c0114a68350214f7066f5a</meta:generator>
  </office:meta>
</office:document-meta>
</file>